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b3b3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3" style:family="graphic" style:parent-style-name="objectwithoutfill">
      <style:graphic-properties svg:stroke-width="0.081cm" svg:stroke-color="#b3b3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b3b3b3" draw:textarea-horizontal-align="justify" draw:textarea-vertical-align="middle" draw:auto-grow-height="false" fo:min-height="2.454cm" fo:min-width="0.21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2.454cm" fo:min-width="0.21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2.454cm" fo:min-width="0.209cm"/>
    </style:style>
    <style:style style:name="gr8" style:family="graphic" style:parent-style-name="standard">
      <style:graphic-properties draw:stroke="dash" draw:stroke-dash="Fine_20_Dashed" svg:stroke-width="0.081cm" svg:stroke-color="#939393" draw:marker-start-width="0.321cm" draw:marker-end-width="0.321cm" draw:fill="none" draw:textarea-vertical-align="middle" draw:auto-grow-height="false" fo:min-height="17.835cm" fo:min-width="17.585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0000" draw:marker-start="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svg:stroke-color="#00caca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1.083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9.54cm" fo:min-width="1.658cm"/>
    </style:style>
    <style:style style:name="gr1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gr15" style:family="graphic" style:parent-style-name="objectwithoutfill">
      <style:graphic-properties draw:stroke="dash" draw:stroke-dash="Fine_20_Dashed" svg:stroke-width="0.053cm" svg:stroke-color="#00e3e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svg:stroke-color="#00cac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style:text-autospace="none"/>
      <style:text-properties fo:color="#ff0000" style:font-name="DejaVu Sans Mono" fo:font-size="24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P4" style:family="paragraph">
      <loext:graphic-properties draw:fill-color="#b3b3b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00caca" fo:font-size="24pt" style:font-size-asian="24pt" style:font-size-complex="2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caca" fo:font-size="24pt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ff0000" style:text-outline="false" style:text-line-through-style="none" style:text-line-through-type="none" style:font-name="DejaVu Sans Mono" fo:font-size="24pt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caca" fo:font-size="24pt" style:font-size-asian="24pt" style:font-size-complex="24pt"/>
    </style:style>
    <style:style style:name="T3" style:family="text">
      <style:text-properties fo:color="#00cac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7.022cm" svg:y1="10.019cm" svg:x2="7.022cm" svg:y2="3.102cm">
          <text:p/>
        </draw:line>
        <draw:frame draw:style-name="gr2" draw:text-style-name="P3" draw:layer="controls" svg:width="1.547cm" svg:height="1.237cm" svg:x="7.288cm" svg:y="7.791cm">
          <draw:text-box>
            <text:p text:style-name="P2"><text:span text:style-name="T1">+α</text:span></text:p>
          </draw:text-box>
        </draw:frame>
        <draw:line draw:style-name="gr3" draw:text-style-name="P1" draw:layer="controls" svg:x1="2.059cm" svg:y1="9.981cm" svg:x2="11.916cm" svg:y2="9.981cm">
          <text:p/>
        </draw:line>
        <draw:line draw:style-name="gr4" draw:text-style-name="P1" draw:layer="controls" svg:x1="2.021cm" svg:y1="10.228cm" svg:x2="10.658cm" svg:y2="5.48cm">
          <text:p/>
        </draw:line>
        <draw:custom-shape draw:style-name="gr5" draw:text-style-name="P4" draw:layer="controls" svg:width="0.71cm" svg:height="2.704cm" svg:x="1.785cm" svg:y="8.4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0.71cm" svg:height="2.704cm" svg:x="11.642cm" svg:y="8.4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controls" svg:width="0.71cm" svg:height="2.704cm" draw:transform="skewX (-0.000698131700797722) rotate (0.524645973149495) translate (1.158cm 9.13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controls" svg:width="0.709cm" svg:height="2.704cm" draw:transform="skewX (-0.000349065850398905) rotate (0.524645973149495) translate (9.716cm 4.24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085cm" svg:height="18.085cm" svg:x="-6.592cm" svg:y="0.925cm">
          <text:p/>
          <draw:enhanced-geometry draw:glue-point-type="segments" draw:mirror-horizontal="false" draw:mirror-vertical="false" draw:type="mso-spt100" draw:modifiers="0.0949338237283942 -89.75792608030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9" draw:text-style-name="P1" draw:layer="controls" svg:width="2.104cm" svg:height="0.118cm" draw:transform="skewX (-0.000523598775598301) rotate (-1.34250726063404) translate (6.2779704111017cm 7.91269943544644cm)" svg:viewBox="0 0 2105 119" svg:d="M0 86c779-128 1689-110 2105 33">
          <text:p/>
        </draw:path>
        <draw:line draw:style-name="gr10" draw:text-style-name="P1" draw:layer="controls" svg:x1="11.595cm" svg:y1="3.147cm" svg:x2="12.955cm" svg:y2="5.501cm">
          <text:p/>
        </draw:line>
        <draw:frame draw:style-name="gr11" draw:text-style-name="P6" draw:layer="controls" svg:width="1.583cm" svg:height="1.587cm" svg:x="12.254cm" svg:y="2.984cm">
          <draw:text-box>
            <text:p><text:span text:style-name="T2">D</text:span></text:p>
          </draw:text-box>
        </draw:frame>
        <draw:line draw:style-name="gr10" draw:text-style-name="P1" draw:layer="controls" svg:x1="4.632cm" svg:y1="14.635cm" svg:x2="8.913cm" svg:y2="12.164cm">
          <text:p/>
        </draw:line>
        <draw:custom-shape draw:style-name="gr12" draw:text-style-name="P7" draw:layer="layout" svg:width="2.158cm" svg:height="9.79cm" svg:x="1.628cm" svg:y="0.46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394cm" svg:y1="7.813cm" svg:x2="3.093cm" svg:y2="1.734cm">
          <text:p/>
        </draw:line>
        <draw:frame draw:style-name="gr14" draw:text-style-name="P8" draw:layer="controls" svg:width="1.583cm" svg:height="1.588cm" svg:x="6.668cm" svg:y="13.586cm">
          <draw:text-box>
            <text:p><text:span text:style-name="T3">H</text:span></text:p>
          </draw:text-box>
        </draw:frame>
        <draw:line draw:style-name="gr15" draw:text-style-name="P1" draw:layer="controls" svg:x1="10.288cm" svg:y1="3.901cm" svg:x2="11.732cm" svg:y2="3.068cm">
          <text:p/>
        </draw:line>
        <draw:line draw:style-name="gr16" draw:text-style-name="P1" draw:layer="controls" svg:x1="11.67cm" svg:y1="6.175cm" svg:x2="13.114cm" svg:y2="5.342cm">
          <text:p/>
        </draw:line>
        <draw:line draw:style-name="gr16" draw:text-style-name="P1" draw:layer="controls" svg:x1="9.08cm" svg:y1="12.41cm" svg:x2="6.399cm" svg:y2="7.815cm">
          <text:p/>
        </draw:line>
        <draw:line draw:style-name="gr16" draw:text-style-name="P1" draw:layer="controls" svg:x1="4.794cm" svg:y1="14.911cm" svg:x2="2.113cm" svg:y2="10.316cm">
          <text:p/>
        </draw:line>
        <draw:frame draw:style-name="gr17" draw:text-style-name="P9" draw:layer="controls" svg:width="2.894cm" svg:height="1.673cm" svg:x="4.064cm" svg:y="1.338cm">
          <draw:text-box>
            <text:p>Forward</text:p>
            <text:p>dir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2:19:15.634798821</meta:creation-date>
    <dc:date>2020-05-04T20:16:39.241867995</dc:date>
    <meta:editing-duration>PT18M33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